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Bulle Verte</text:h>
      <text:h text:style-name="P4" text:outline-level="2">[%mois%]</text:h>
      <text:p text:style-name="Standard"/>
      <text:p text:style-name="Standard">[%Evenement%]</text:p>
      <text:p text:style-name="P1">[%Titre%]</text:p>
      <text:p text:style-name="P1">[%Dates%]</text:p>
      <text:p text:style-name="P1">[%Description%]</text:p>
      <text:p text:style-name="P1">[%Lieu%]</text:p>
      <text:p text:style-name="P1">Organisé par : [%Organisateur%]</text:p>
      <text:p text:style-name="P2">[%/Evenement%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2-01T09:16:32.15</meta:creation-date>
    <meta:document-statistic meta:table-count="0" meta:image-count="0" meta:object-count="0" meta:page-count="1" meta:paragraph-count="9" meta:word-count="13" meta:character-count="118"/>
    <dc:date>2024-02-01T09:20:56.28</dc:date>
    <meta:editing-duration>PT4M24S</meta:editing-duration>
    <meta:editing-cycles>1</meta:editing-cycles>
    <meta:generator>OpenOffice/4.1.7$Win32 OpenOffice.org_project/417m1$Build-9800</meta:generator>
  </office:meta>
</office:document-meta>
</file>